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Политика конфиденциальности</text:p>
      <text:p text:style-name="Standard"/>
      <text:p text:style-name="Standard">1. Сбор и использование информации</text:p>
      <text:p text:style-name="Standard">Мы собираем минимально необходимую информацию для предоставления наших услуг и улучшения пользовательского опыта.</text:p>
      <text:p text:style-name="Standard"/>
      <text:p text:style-name="Standard">2. Использование файлов cookie</text:p>
      <text:p text:style-name="Standard">Мы можем использовать файлы cookie для анализа трафика и персонализации контента.</text:p>
      <text:p text:style-name="Standard"/>
      <text:p text:style-name="Standard">3. Раскрытие информации третьим лицам</text:p>
      <text:p text:style-name="Standard">Мы не раскрываем персональную информацию пользователя третьим лицам без вашего разрешения.</text:p>
      <text:p text:style-name="Standard"/>
      <text:p text:style-name="Standard">4. Безопасность</text:p>
      <text:p text:style-name="Standard">Мы принимаем все меры безопасности для защиты ваших данных.</text:p>
      <text:p text:style-name="Standard"/>
      <text:p text:style-name="Standard">5. Изменения политики конфиденциальности</text:p>
      <text:p text:style-name="Standard">Мы оставляем за собой право вносить изменения в данную политику конфиденциальности.</text:p>
      <text:p text:style-name="Standard"/>
      <text:p text:style-name="Standard">Для вопросов и предложений свяжитесь с нами по адресу: privacy@example.co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оштаков Сергій Олександрович</meta:initial-creator>
    <dc:creator>Моштаков Сергій Олександрович</dc:creator>
    <meta:creation-date>2023-10-13T19:05:00Z</meta:creation-date>
    <dc:date>2023-10-13T19:06:00Z</dc:date>
    <meta:template xlink:href="Normal" xlink:type="simple"/>
    <meta:editing-cycles>1</meta:editing-cycles>
    <meta:editing-duration>PT0S</meta:editing-duration>
    <meta:document-statistic meta:page-count="1" meta:paragraph-count="1" meta:word-count="96" meta:character-count="700" meta:row-count="5" meta:non-whitespace-character-count="605"/>
  </office:meta>
</office:document-meta>
</file>